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5.075cm" style:rel-column-width="24275*"/>
    </style:style>
    <style:style style:name="Tabla1.B" style:family="table-column">
      <style:table-column-properties style:column-width="1.66cm" style:rel-column-width="7939*"/>
    </style:style>
    <style:style style:name="Tabla1.C" style:family="table-column">
      <style:table-column-properties style:column-width="5.629cm" style:rel-column-width="26924*"/>
    </style:style>
    <style:style style:name="Tabla1.D" style:family="table-column">
      <style:table-column-properties style:column-width="1.337cm" style:rel-column-width="639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705cm" fo:margin-left="0.109cm" fo:margin-right="0.085cm" table:align="margins"/>
    </style:style>
    <style:style style:name="Tabla3.A" style:family="table-column">
      <style:table-column-properties style:column-width="5.435cm" style:rel-column-width="25986*"/>
    </style:style>
    <style:style style:name="Tabla3.B" style:family="table-column">
      <style:table-column-properties style:column-width="2.501cm" style:rel-column-width="11959*"/>
    </style:style>
    <style:style style:name="Tabla3.C" style:family="table-column">
      <style:table-column-properties style:column-width="2.859cm" style:rel-column-width="13672*"/>
    </style:style>
    <style:style style:name="Tabla3.D" style:family="table-column">
      <style:table-column-properties style:column-width="0.953cm" style:rel-column-width="4554*"/>
    </style:style>
    <style:style style:name="Tabla3.E" style:family="table-column">
      <style:table-column-properties style:column-width="1.958cm" style:rel-column-width="9364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7cm" fo:margin-left="0.109cm" fo:margin-right="0.09cm" table:align="margins"/>
    </style:style>
    <style:style style:name="Tabla8.A" style:family="table-column">
      <style:table-column-properties style:column-width="8.08cm" style:rel-column-width="38652*"/>
    </style:style>
    <style:style style:name="Tabla8.B" style:family="table-column">
      <style:table-column-properties style:column-width="3.537cm" style:rel-column-width="16917*"/>
    </style:style>
    <style:style style:name="Tabla8.C" style:family="table-column">
      <style:table-column-properties style:column-width="2.083cm" style:rel-column-width="9966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705cm" fo:margin-left="0.109cm" fo:margin-right="0.085cm" table:align="margins"/>
    </style:style>
    <style:style style:name="Tabla4.A" style:family="table-column">
      <style:table-column-properties style:column-width="2.487cm" style:rel-column-width="1410*"/>
    </style:style>
    <style:style style:name="Tabla4.B" style:family="table-column">
      <style:table-column-properties style:column-width="2.461cm" style:rel-column-width="1395*"/>
    </style:style>
    <style:style style:name="Tabla4.C" style:family="table-column">
      <style:table-column-properties style:column-width="2.937cm" style:rel-column-width="1665*"/>
    </style:style>
    <style:style style:name="Tabla4.D" style:family="table-column">
      <style:table-column-properties style:column-width="1.164cm" style:rel-column-width="660*"/>
    </style:style>
    <style:style style:name="Tabla4.E" style:family="table-column">
      <style:table-column-properties style:column-width="1.217cm" style:rel-column-width="690*"/>
    </style:style>
    <style:style style:name="Tabla4.F" style:family="table-column">
      <style:table-column-properties style:column-width="1.72cm" style:rel-column-width="97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4.498cm" style:rel-column-width="21515*"/>
    </style:style>
    <style:style style:name="Tabla6.B" style:family="table-column">
      <style:table-column-properties style:column-width="2.766cm" style:rel-column-width="13230*"/>
    </style:style>
    <style:style style:name="Tabla6.C" style:family="table-column">
      <style:table-column-properties style:column-width="3.03cm" style:rel-column-width="14495*"/>
    </style:style>
    <style:style style:name="Tabla6.D" style:family="table-column">
      <style:table-column-properties style:column-width="1.226cm" style:rel-column-width="5864*"/>
    </style:style>
    <style:style style:name="Tabla6.E" style:family="table-column">
      <style:table-column-properties style:column-width="2.18cm" style:rel-column-width="10431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4.763cm" style:rel-column-width="22781*"/>
    </style:style>
    <style:style style:name="Tabla7.B" style:family="table-column">
      <style:table-column-properties style:column-width="1.612cm" style:rel-column-width="7711*"/>
    </style:style>
    <style:style style:name="Tabla7.C" style:family="table-column">
      <style:table-column-properties style:column-width="2.91cm" style:rel-column-width="13922*"/>
    </style:style>
    <style:style style:name="Tabla7.D" style:family="table-column">
      <style:table-column-properties style:column-width="0.961cm" style:rel-column-width="4598*"/>
    </style:style>
    <style:style style:name="Tabla7.E" style:family="table-column">
      <style:table-column-properties style:column-width="1.275cm" style:rel-column-width="6100*"/>
    </style:style>
    <style:style style:name="Tabla7.F" style:family="table-column">
      <style:table-column-properties style:column-width="2.178cm" style:rel-column-width="10423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9" style:family="paragraph" style:parent-style-name="Table_20_Contents">
      <style:text-properties style:use-window-font-color="true" style:font-name="Liberation Sans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6pt" style:font-size-asian="6pt" style:font-size-complex="6pt"/>
    </style:style>
    <style:style style:name="P1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P17" style:family="paragraph" style:parent-style-name="Footer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7pt" style:font-size-asian="7pt" style:font-size-complex="7pt"/>
    </style:style>
    <style:style style:name="P20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fo:font-size="7pt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style:font-size-asian="6pt" style:font-style-asian="normal" style:font-size-complex="6pt" style:font-style-complex="normal"/>
    </style:style>
    <style:style style:name="P2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1">Ordenes de Venta sin Facturar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Nombre del cliente</text:p>
          </table:table-cell>
          <table:table-cell table:style-name="Tabla1.A2" office:value-type="string">
            <text:p text:style-name="P5">Numero </text:p>
          </table:table-cell>
          <table:table-cell table:style-name="Tabla1.A2" office:value-type="string">
            <text:p text:style-name="P5">Referencia</text:p>
          </table:table-cell>
          <table:table-cell table:style-name="Tabla1.D2" office:value-type="string">
            <text:p text:style-name="P5">Valor</text:p>
          </table:table-cell>
        </table:table-row>
        <table:table-row>
          <table:table-cell table:style-name="Tabla1.D2" table:number-columns-spanned="4" office:value-type="string">
            <text:p text:style-name="P6"><text:text-input text:description="&lt;for each=&quot;lines in o.ovsf_ids&quot;&gt;">For lines in ordenes de venta sin facturar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<text:text-input text:description="&lt;lines.name&gt;">Nombre</text:text-input></text:p>
          </table:table-cell>
          <table:table-cell table:style-name="Tabla1.A2" office:value-type="string">
            <text:p text:style-name="P7"><text:text-input text:description="&lt;lines.sale_number&gt;">Numero de Orden de Venta</text:text-input></text:p>
          </table:table-cell>
          <table:table-cell table:style-name="Tabla1.A2" office:value-type="string">
            <text:p text:style-name="P7"><text:text-input text:description="&lt;lines.reference&gt;">Referencia</text:text-input></text:p>
          </table:table-cell>
          <table:table-cell table:style-name="Tabla1.D2" office:value-type="string">
            <text:p text:style-name="P8"><text:text-input text:description="&lt;&quot;{0:.2f}&quot;.format(lines.total)&gt;">Total</text:text-input></text:p>
          </table:table-cell>
        </table:table-row>
        <table:table-row>
          <table:table-cell table:style-name="Tabla1.D2" table:number-columns-spanned="4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P11">Facturas sin Cobr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Nombre del cliente</text:p>
          </table:table-cell>
          <table:table-cell table:style-name="Tabla3.A2" office:value-type="string">
            <text:p text:style-name="P5">Numero de Factura</text:p>
          </table:table-cell>
          <table:table-cell table:style-name="Tabla3.A2" office:value-type="string">
            <text:p text:style-name="P5">Referencia</text:p>
          </table:table-cell>
          <table:table-cell table:style-name="Tabla3.A2" office:value-type="string">
            <text:p text:style-name="P5">Valor</text:p>
          </table:table-cell>
          <table:table-cell table:style-name="Tabla3.E2" office:value-type="string">
            <text:p text:style-name="P5">Tarifa</text:p>
          </table:table-cell>
        </table:table-row>
        <table:table-row>
          <table:table-cell table:style-name="Tabla3.E2" table:number-columns-spanned="5" office:value-type="string">
            <text:p text:style-name="P6"><text:text-input text:description="&lt;for each=&quot;lines in o.fsc_ids&quot;&gt;">for lines in Facturar sin Cobra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<text:text-input text:description="&lt;lines.name&gt;">Nombre</text:text-input></text:p>
          </table:table-cell>
          <table:table-cell table:style-name="Tabla3.A2" office:value-type="string">
            <text:p text:style-name="P7"><text:text-input text:description="&lt;lines.invoice_number&gt;">Numero de Factura</text:text-input></text:p>
          </table:table-cell>
          <table:table-cell table:style-name="Tabla3.A2" office:value-type="string">
            <text:p text:style-name="P7"><text:text-input text:description="&lt;lines.reference&gt;">Referencia</text:text-input></text:p>
          </table:table-cell>
          <table:table-cell table:style-name="Tabla3.A2" office:value-type="string">
            <text:p text:style-name="P8"><text:text-input text:description="&lt;&quot;{0:.2f}&quot;.format(lines.total)&gt;">Total</text:text-input></text:p>
          </table:table-cell>
          <table:table-cell table:style-name="Tabla3.E2" office:value-type="string">
            <text:p text:style-name="P7"><text:text-input text:description="&lt;lines.price_list&gt;">Tarifa</text:text-input></text:p>
          </table:table-cell>
        </table:table-row>
        <table:table-row>
          <table:table-cell table:style-name="Tabla3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section text:style-name="Sect1" text:name="Sección1">
        <table:table table:name="Tabla8" table:style-name="Tabla8">
          <table:table-column table:style-name="Tabla8.A"/>
          <table:table-column table:style-name="Tabla8.B"/>
          <table:table-column table:style-name="Tabla8.C"/>
          <table:table-row>
            <table:table-cell table:style-name="Tabla8.A1" table:number-columns-spanned="3" office:value-type="string">
              <text:p text:style-name="P11">Resumen Cobros Realizados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5">Diario de Cobro</text:p>
            </table:table-cell>
            <table:table-cell table:style-name="Tabla8.A2" office:value-type="string">
              <text:p text:style-name="P5">Numero</text:p>
            </table:table-cell>
            <table:table-cell table:style-name="Tabla8.C2" office:value-type="string">
              <text:p text:style-name="P5">Total</text:p>
            </table:table-cell>
          </table:table-row>
          <table:table-row>
            <table:table-cell table:style-name="Tabla8.C2" table:number-columns-spanned="3" office:value-type="string">
              <text:p text:style-name="P6"><text:text-input text:description="&lt;for each=&quot;lines in o.cobros_efec_cheq_consolidado&quot;&gt;">For lines in cobros consolidados</text:text-input>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7"><text:text-input text:description="&lt;lines.name&gt;">Nombre</text:text-input></text:p>
            </table:table-cell>
            <table:table-cell table:style-name="Tabla8.A2" office:value-type="string">
              <text:p text:style-name="P7"><text:text-input text:description="&lt;lines.number&gt;">Numero</text:text-input></text:p>
            </table:table-cell>
            <table:table-cell table:style-name="Tabla8.C2" office:value-type="string">
              <text:p text:style-name="P8"><text:text-input text:description="&lt;&quot;{0:.2f}&quot;.format(lines.total)&gt;">Total</text:text-input></text:p>
            </table:table-cell>
          </table:table-row>
          <table:table-row>
            <table:table-cell table:style-name="Tabla8.C2" table:number-columns-spanned="3" office:value-type="string">
              <text:p text:style-name="P9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Standard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3">Total Efectivo:<text:tab/></text:p>
          </table:table-cell>
          <table:table-cell table:style-name="Tabla5.A1" office:value-type="string">
            <text:p text:style-name="P14"/>
          </table:table-cell>
          <table:table-cell table:style-name="Tabla5.C1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Chequ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Voucher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  <table:table-row>
          <table:table-cell table:style-name="Tabla5.A2" office:value-type="string">
            <text:p text:style-name="P13">Total Retenciones:<text:tab/></text:p>
          </table:table-cell>
          <table:table-cell table:style-name="Tabla5.A2" office:value-type="string">
            <text:p text:style-name="P14"/>
          </table:table-cell>
          <table:table-cell table:style-name="Tabla5.C2" office:value-type="string">
            <text:p text:style-name="P14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Footer"><draw:line text:anchor-type="paragraph" draw:z-index="0" draw:style-name="gr1" draw:text-style-name="P25" svg:x1="8.064cm" svg:y1="0.288cm" svg:x2="11.913cm" svg:y2="0.288cm"><text:p/></draw:line><draw:line text:anchor-type="paragraph" draw:z-index="1" draw:style-name="gr1" draw:text-style-name="P25" svg:x1="2.064cm" svg:y1="0.288cm" svg:x2="5.913cm" svg:y2="0.288cm"><text:p/></draw:line></text:p>
      <text:p text:style-name="P17"><text:span text:style-name="T2"><text:s text:c="30"/></text:span><text:span text:style-name="T2"><text:text-input text:description="&lt;o.user_id.name&gt;">Nombre Responsable</text:text-input></text:span><text:span text:style-name="T2"><text:tab/> <text:s text:c="53"/>Supervisor</text:span></text:p>
      <text:p text:style-name="P18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2"/>
        <table:table-row>
          <table:table-cell table:style-name="Tabla4.A1" table:number-columns-spanned="7" office:value-type="string">
            <text:p text:style-name="P11">Detalle de Cobros Realiz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">Diario de Cobro</text:p>
          </table:table-cell>
          <table:table-cell table:style-name="Tabla4.A2" office:value-type="string">
            <text:p text:style-name="P5">Factura</text:p>
          </table:table-cell>
          <table:table-cell table:style-name="Tabla4.A2" office:value-type="string">
            <text:p text:style-name="P5">Cliente</text:p>
          </table:table-cell>
          <table:table-cell table:style-name="Tabla4.A2" office:value-type="string">
            <text:p text:style-name="P5">Importe</text:p>
          </table:table-cell>
          <table:table-cell table:style-name="Tabla4.A2" office:value-type="string">
            <text:p text:style-name="P5">Saldo</text:p>
          </table:table-cell>
          <table:table-cell table:style-name="Tabla4.A2" office:value-type="string">
            <text:p text:style-name="P5">Referencia</text:p>
          </table:table-cell>
          <table:table-cell table:style-name="Tabla4.G2" office:value-type="string">
            <text:p text:style-name="P5">Memoria</text:p>
          </table:table-cell>
        </table:table-row>
        <table:table-row>
          <table:table-cell table:style-name="Tabla4.G2" table:number-columns-spanned="7" office:value-type="string">
            <text:p text:style-name="P6"><text:text-input text:description="&lt;for each=&quot;lines in o.cobros_efectivo_cheque&quot;&gt;">For lines in cobros efectuado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<text:text-input text:description="&lt;lines.name&gt;">Nombre</text:text-input></text:p>
          </table:table-cell>
          <table:table-cell table:style-name="Tabla4.A2" office:value-type="string">
            <text:p text:style-name="P7"><text:text-input text:description="&lt;lines.factura&gt;">Factura</text:text-input></text:p>
          </table:table-cell>
          <table:table-cell table:style-name="Tabla4.A2" office:value-type="string">
            <text:p text:style-name="P7"><text:text-input text:description="&lt;lines.partner&gt;">Cliente</text:text-input></text:p>
          </table:table-cell>
          <table:table-cell table:style-name="Tabla4.A2" office:value-type="string">
            <text:p text:style-name="P7"><text:text-input text:description="&lt;lines.importe&gt;">Importe</text:text-input></text:p>
          </table:table-cell>
          <table:table-cell table:style-name="Tabla4.A2" office:value-type="string">
            <text:p text:style-name="P8"><text:text-input text:description="&lt;&quot;{0:.2f}&quot;.format(lines.saldo)&gt;">Saldo</text:text-input></text:p>
          </table:table-cell>
          <table:table-cell table:style-name="Tabla4.A2" office:value-type="string">
            <text:p text:style-name="P7"><text:text-input text:description="&lt;lines.reference&gt;">Referencia</text:text-input></text:p>
          </table:table-cell>
          <table:table-cell table:style-name="Tabla4.G2" office:value-type="string">
            <text:p text:style-name="P7"><text:text-input text:description="&lt;lines.memoria&gt;">Memoria</text:text-input></text:p>
          </table:table-cell>
        </table:table-row>
        <table:table-row>
          <table:table-cell table:style-name="Tabla4.G2" table:number-columns-spanned="7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10">Facturas Emiti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5">Nombre del cliente</text:p>
          </table:table-cell>
          <table:table-cell table:style-name="Tabla6.A2" office:value-type="string">
            <text:p text:style-name="P5">Numero de Factura</text:p>
          </table:table-cell>
          <table:table-cell table:style-name="Tabla6.A2" office:value-type="string">
            <text:p text:style-name="P5">Referencia</text:p>
          </table:table-cell>
          <table:table-cell table:style-name="Tabla6.A2" office:value-type="string">
            <text:p text:style-name="P5">Valor</text:p>
          </table:table-cell>
          <table:table-cell table:style-name="Tabla6.E2" office:value-type="string">
            <text:p text:style-name="P5">Estado</text:p>
          </table:table-cell>
        </table:table-row>
        <table:table-row>
          <table:table-cell table:style-name="Tabla6.E2" table:number-columns-spanned="5" office:value-type="string">
            <text:p text:style-name="P6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7"><text:text-input text:description="&lt;lines.name&gt;">Nombre</text:text-input></text:p>
          </table:table-cell>
          <table:table-cell table:style-name="Tabla6.A2" office:value-type="string">
            <text:p text:style-name="P7"><text:text-input text:description="&lt;lines.number&gt;">Numero</text:text-input></text:p>
          </table:table-cell>
          <table:table-cell table:style-name="Tabla6.A2" office:value-type="string">
            <text:p text:style-name="P7"><text:text-input text:description="&lt;lines.reference&gt;">Referencia</text:text-input></text:p>
          </table:table-cell>
          <table:table-cell table:style-name="Tabla6.A2" office:value-type="string">
            <text:p text:style-name="P8"><text:text-input text:description="&lt;&quot;{0:.2f}&quot;.format(lines.total)&gt;">Total</text:text-input></text:p>
          </table:table-cell>
          <table:table-cell table:style-name="Tabla6.E2" office:value-type="string">
            <text:p text:style-name="P7"><text:text-input text:description="&lt;lines.estado&gt;">Estado</text:text-input></text:p>
          </table:table-cell>
        </table:table-row>
        <table:table-row>
          <table:table-cell table:style-name="Tabla6.E2" table:number-columns-spanned="5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table:number-columns-spanned="6" office:value-type="string">
            <text:p text:style-name="P10">Ordenes de Venta Emitid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5">Nombre del cliente</text:p>
          </table:table-cell>
          <table:table-cell table:style-name="Tabla7.A2" office:value-type="string">
            <text:p text:style-name="P5">Numero</text:p>
          </table:table-cell>
          <table:table-cell table:style-name="Tabla7.A2" office:value-type="string">
            <text:p text:style-name="P5">Referencia</text:p>
          </table:table-cell>
          <table:table-cell table:style-name="Tabla7.A2" office:value-type="string">
            <text:p text:style-name="P5">Valor</text:p>
          </table:table-cell>
          <table:table-cell table:style-name="Tabla7.A2" office:value-type="string">
            <text:p text:style-name="P5">Estado</text:p>
          </table:table-cell>
          <table:table-cell table:style-name="Tabla7.F2" office:value-type="string">
            <text:p text:style-name="P5">Tarifa</text:p>
          </table:table-cell>
        </table:table-row>
        <table:table-row>
          <table:table-cell table:style-name="Tabla7.F2" table:number-columns-spanned="6" office:value-type="string">
            <text:p text:style-name="P6"><text:text-input text:description="&lt;for each=&quot;lines in o.ordenes_venta_emitidas&quot;&gt;">For lines in Ordenes de Venta emitida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7"><text:text-input text:description="&lt;lines.name&gt;">Nombre</text:text-input></text:p>
          </table:table-cell>
          <table:table-cell table:style-name="Tabla7.A2" office:value-type="string">
            <text:p text:style-name="P7"><text:text-input text:description="&lt;lines.number&gt;">Numero</text:text-input></text:p>
          </table:table-cell>
          <table:table-cell table:style-name="Tabla7.A2" office:value-type="string">
            <text:p text:style-name="P7"><text:text-input text:description="&lt;lines.reference&gt;">Referencia</text:text-input></text:p>
          </table:table-cell>
          <table:table-cell table:style-name="Tabla7.A2" office:value-type="string">
            <text:p text:style-name="P8"><text:text-input text:description="&lt;&quot;{0:.2f}&quot;.format(lines.total)&gt;">Total</text:text-input></text:p>
          </table:table-cell>
          <table:table-cell table:style-name="Tabla7.A2" office:value-type="string">
            <text:p text:style-name="P7"><text:text-input text:description="&lt;lines.estado&gt;">Estado</text:text-input></text:p>
          </table:table-cell>
          <table:table-cell table:style-name="Tabla7.F2" office:value-type="string">
            <text:p text:style-name="P7"><text:text-input text:description="&lt;lines.tarifa&gt;">Tarifa</text:text-input></text:p>
          </table:table-cell>
        </table:table-row>
        <table:table-row>
          <table:table-cell table:style-name="Tabla7.F2" table:number-columns-spanned="6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1pt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6" style:family="paragraph" style:parent-style-name="Footer">
      <style:text-properties style:use-window-font-color="true" style:font-name="Liberation Sans" fo:font-size="8pt" fo:font-style="normal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>Reporte de Cierre de Caja</text:p>
              <text:p text:style-name="MP4">Fecha: <text:span text:style-name="MT1"><text:text-input text:description="&lt;o.date&gt;">Fecha</text:text-input></text:span> </text:p>
              <text:p text:style-name="MP4">Página: <text:page-number text:select-page="current">2</text:page-number> de <text:page-count>2</text:page-count></text:p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3-29T10:43:34</meta:creation-date>
    <dc:date>2013-05-15T15:13:17</dc:date>
    <dc:creator>Patricio Rangles</dc:creator>
    <meta:editing-duration>P1DT13H2M37S</meta:editing-duration>
    <meta:editing-cycles>123</meta:editing-cycles>
    <meta:generator>LibreOffice/3.5$Linux_X86_64 LibreOffice_project/350m1$Build-2</meta:generator>
    <meta:document-statistic meta:table-count="8" meta:image-count="0" meta:object-count="0" meta:page-count="2" meta:paragraph-count="91" meta:word-count="187" meta:character-count="1210" meta:non-whitespace-character-count="1024"/>
  </office:meta>
</office:document-meta>
</file>